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2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75cm" fo:min-width="0.79cm"/>
    </style:style>
    <style:style style:name="gr3" style:family="graphic" style:parent-style-name="standard">
      <style:graphic-properties draw:textarea-horizontal-align="justify" draw:textarea-vertical-align="middle" draw:auto-grow-height="false" fo:min-height="0.175cm" fo:min-width="0.789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.7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0.5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1.50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0.33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3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2.9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7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0.73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0.702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155cm"/>
      <style:paragraph-properties style:writing-mode="lr-tb"/>
    </style:style>
    <style:style style:name="gr2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.521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35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66cm" svg:height="1.114cm" svg:x="0.077cm" svg:y="2.059cm">
          <draw:text-box>
            <text:p>v<text:span text:style-name="T1">S</text:span></text:p>
          </draw:text-box>
        </draw:frame>
        <draw:custom-shape draw:style-name="gr2" draw:text-style-name="P2" xml:id="id1" draw:id="id1" draw:layer="layout" svg:width="1.29cm" svg:height="0.425cm" svg:x="3.04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1.289cm" svg:height="0.425cm" svg:x="6.74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29cm" svg:height="0.425cm" svg:x="3.049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1.289cm" svg:height="0.425cm" svg:x="6.82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.289cm" svg:height="0.424cm" draw:transform="rotate (1.5707963267949) translate (5.41cm 3.5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3.049cm" svg:y1="1.462cm" svg:x2="1.778cm" svg:y2="2.283cm" draw:start-shape="id1" draw:start-glue-point="3" draw:end-shape="id2" draw:end-glue-point="4" svg:d="M3049 1462h-1271v821" svg:viewBox="0 0 1272 822">
          <text:p/>
        </draw:connector>
        <draw:connector draw:style-name="gr5" draw:text-style-name="P2" draw:layer="layout" svg:x1="1.778cm" svg:y1="3.701cm" svg:x2="3.049cm" svg:y2="4.463cm" draw:start-shape="id2" draw:start-glue-point="8" draw:end-shape="id3" draw:end-glue-point="3" svg:d="M1778 3701v762h1271" svg:viewBox="0 0 1272 763">
          <text:p/>
        </draw:connector>
        <draw:connector draw:style-name="gr5" draw:text-style-name="P2" draw:layer="layout" svg:x1="9.058cm" svg:y1="6.641cm" svg:x2="5.615cm" svg:y2="7.055cm" draw:start-shape="id4" draw:start-glue-point="2" draw:end-shape="id5" draw:end-glue-point="6" svg:d="M9058 6641v916h-3443v-502" svg:viewBox="0 0 3444 917">
          <text:p/>
        </draw:connector>
        <draw:connector draw:style-name="gr5" draw:text-style-name="P2" draw:layer="layout" svg:x1="4.339cm" svg:y1="4.463cm" svg:x2="6.82cm" svg:y2="4.463cm" draw:start-shape="id3" draw:start-glue-point="1" draw:end-shape="id6" draw:end-glue-point="3" svg:d="M4339 4463h2481" svg:viewBox="0 0 2482 1">
          <text:p/>
        </draw:connector>
        <draw:connector draw:style-name="gr5" draw:text-style-name="P2" draw:layer="layout" svg:x1="5.622cm" svg:y1="3.571cm" svg:x2="6.82cm" svg:y2="4.463cm" draw:start-shape="id7" draw:start-glue-point="3" draw:end-shape="id6" draw:end-glue-point="3" svg:d="M5622 3571v892h1198" svg:viewBox="0 0 1199 893">
          <text:p/>
        </draw:connector>
        <draw:connector draw:style-name="gr5" draw:text-style-name="P2" draw:layer="layout" svg:x1="6.744cm" svg:y1="1.462cm" svg:x2="5.622cm" svg:y2="2.282cm" draw:start-shape="id8" draw:start-glue-point="3" draw:end-shape="id7" draw:end-glue-point="1" svg:d="M6744 1462h-1122v820" svg:viewBox="0 0 1123 821">
          <text:p/>
        </draw:connector>
        <draw:custom-shape draw:style-name="gr6" draw:text-style-name="P3" xml:id="id2" draw:id="id2" draw:layer="layout" svg:width="1.417cm" svg:height="1.418cm" svg:x="1.069cm" svg:y="2.283cm">
          <text:p text:style-name="P3"><text:span text:style-name="T2">+</text:span></text:p>
          <text:p text:style-name="P3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3.041cm" svg:height="1.114cm" svg:x="8.114cm" svg:y="0.511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8" draw:text-style-name="P2" draw:layer="layout" svg:width="1.658cm" svg:height="1.979cm" svg:x="8.283cm" svg:y="1.967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line draw:style-name="gr9" draw:text-style-name="P5" draw:layer="layout" svg:x1="9.11cm" svg:y1="2.542cm" svg:x2="9.11cm" svg:y2="3.515cm">
            <text:p/>
          </draw:line>
        </draw:g>
        <draw:custom-shape draw:style-name="gr10" draw:text-style-name="P6" xml:id="id5" draw:id="id5" draw:layer="layout" svg:width="1.656cm" svg:height="1.98cm" svg:x="4.787cm" svg:y="5.075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4" draw:layer="layout" svg:width="3.429cm" svg:height="1.316cm" svg:x="5.782cm" svg:y="6.513cm">
          <draw:text-box>
            <text:p><text:span text:style-name="T5">V</text:span><text:span text:style-name="T6">d</text:span><text:span text:style-name="T5"> = K</text:span><text:span text:style-name="T6">d</text:span><text:span text:style-name="T5"> I</text:span><text:span text:style-name="T6">d</text:span><text:span text:style-name="T3"> </text:span></text:p>
          </draw:text-box>
        </draw:frame>
        <draw:connector draw:style-name="gr5" draw:text-style-name="P7" draw:layer="layout" svg:x1="4.339cm" svg:y1="4.463cm" svg:x2="5.615cm" svg:y2="5.075cm" draw:start-shape="id3" draw:start-glue-point="1" draw:end-shape="id5" draw:end-glue-point="4" svg:d="M4339 4463h1276v612" svg:viewBox="0 0 1277 613">
          <text:p/>
        </draw:connector>
        <draw:connector draw:style-name="gr5" draw:text-style-name="P7" draw:layer="layout" svg:x1="4.339cm" svg:y1="1.462cm" svg:x2="5.622cm" svg:y2="2.282cm" draw:start-shape="id1" draw:start-glue-point="1" draw:end-shape="id7" draw:end-glue-point="1" svg:d="M4339 1462h1283v820" svg:viewBox="0 0 1284 821">
          <text:p/>
        </draw:connector>
        <draw:connector draw:style-name="gr5" draw:text-style-name="P7" draw:layer="layout" svg:x1="8.109cm" svg:y1="4.463cm" svg:x2="8.982cm" svg:y2="4.487cm" draw:start-shape="id6" draw:start-glue-point="1" draw:end-shape="id9" draw:end-glue-point="6" svg:d="M8109 4463h436v24h437" svg:viewBox="0 0 874 25">
          <text:p/>
        </draw:connector>
        <draw:connector draw:style-name="gr5" draw:text-style-name="P7" draw:layer="layout" svg:x1="8.033cm" svg:y1="1.462cm" svg:x2="9.112cm" svg:y2="1.967cm" draw:start-shape="id8" draw:start-glue-point="1" draw:end-shape="id10" draw:end-glue-point="0" svg:d="M8033 1462h1079v505" svg:viewBox="0 0 1080 506">
          <text:p/>
        </draw:connector>
        <draw:connector draw:style-name="gr5" draw:text-style-name="P7" draw:layer="layout" svg:x1="9.112cm" svg:y1="3.946cm" svg:x2="9.058cm" svg:y2="5.312cm" draw:start-shape="id10" draw:start-glue-point="2" draw:end-shape="id4" draw:end-glue-point="0" svg:d="M9112 3946v658h-54v708" svg:viewBox="0 0 55 1367">
          <text:p/>
        </draw:connector>
        <draw:custom-shape draw:style-name="gr4" draw:text-style-name="P2" xml:id="id11" draw:id="id11" draw:layer="layout" svg:width="1.289cm" svg:height="0.424cm" svg:x="3.04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1.289cm" svg:height="0.425cm" draw:transform="rotate (1.5707963267949) translate (1.561cm 6.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svg:x1="4.338cm" svg:y1="7.619cm" svg:x2="5.615cm" svg:y2="7.055cm" draw:start-shape="id11" draw:start-glue-point="1" draw:end-shape="id5" draw:end-glue-point="6" svg:d="M4338 7619h1277v-564" svg:viewBox="0 0 1278 565">
          <text:p/>
        </draw:connector>
        <draw:connector draw:style-name="gr5" draw:text-style-name="P7" draw:layer="layout" svg:x1="1.773cm" svg:y1="5.361cm" svg:x2="3.049cm" svg:y2="4.463cm" draw:start-shape="id12" draw:start-glue-point="1" draw:end-shape="id3" draw:end-glue-point="3" svg:d="M1773 5361v-898h1276" svg:viewBox="0 0 1277 899">
          <text:p/>
        </draw:connector>
        <draw:connector draw:style-name="gr5" draw:text-style-name="P7" draw:layer="layout" svg:x1="1.773cm" svg:y1="6.65cm" svg:x2="3.049cm" svg:y2="7.619cm" draw:start-shape="id12" draw:start-glue-point="3" draw:end-shape="id11" draw:end-glue-point="3" svg:d="M1773 6650v969h1276" svg:viewBox="0 0 1277 970">
          <text:p/>
        </draw:connector>
        <draw:frame draw:style-name="gr12" draw:text-style-name="P4" draw:layer="layout" svg:width="1.561cm" svg:height="1.114cm" svg:x="9.96cm" svg:y="5.307cm">
          <draw:text-box>
            <text:p><text:span text:style-name="T3">I</text:span><text:span text:style-name="T4">c</text:span></text:p>
          </draw:text-box>
        </draw:frame>
        <draw:frame draw:style-name="gr13" draw:text-style-name="P1" draw:layer="layout" svg:width="1.238cm" svg:height="1.187cm" svg:x="3.332cm" svg:y="1.675cm">
          <draw:text-box>
            <text:p>R<text:span text:style-name="T1">1</text:span></text:p>
          </draw:text-box>
        </draw:frame>
        <draw:frame draw:style-name="gr14" draw:text-style-name="P1" draw:layer="layout" svg:width="1.162cm" svg:height="1.114cm" svg:x="3.152cm" svg:y="6.398cm">
          <draw:text-box>
            <text:p>R<text:span text:style-name="T1">7</text:span></text:p>
          </draw:text-box>
        </draw:frame>
        <draw:frame draw:style-name="gr13" draw:text-style-name="P1" draw:layer="layout" svg:width="1.238cm" svg:height="1.187cm" svg:x="7.062cm" svg:y="4.676cm">
          <draw:text-box>
            <text:p>R<text:span text:style-name="T1">5</text:span></text:p>
          </draw:text-box>
        </draw:frame>
        <draw:frame draw:style-name="gr15" draw:text-style-name="P1" draw:layer="layout" svg:width="1.47cm" svg:height="1.944cm" svg:x="3.262cm" svg:y="4.613cm">
          <draw:text-box>
            <text:p>R<text:span text:style-name="T1">4</text:span></text:p>
          </draw:text-box>
        </draw:frame>
        <draw:frame draw:style-name="gr16" draw:text-style-name="P1" draw:layer="layout" svg:width="1.238cm" svg:height="1.186cm" svg:x="5.71cm" svg:y="2.613cm">
          <draw:text-box>
            <text:p>R<text:span text:style-name="T1">3</text:span></text:p>
          </draw:text-box>
        </draw:frame>
        <draw:frame draw:style-name="gr13" draw:text-style-name="P1" draw:layer="layout" svg:width="1.238cm" svg:height="1.187cm" svg:x="6.99cm" svg:y="1.675cm">
          <draw:text-box>
            <text:p>R<text:span text:style-name="T1">2</text:span></text:p>
          </draw:text-box>
        </draw:frame>
        <draw:frame draw:style-name="gr16" draw:text-style-name="P1" draw:layer="layout" svg:width="1.238cm" svg:height="1.186cm" svg:x="0.54cm" svg:y="5.549cm">
          <draw:text-box>
            <text:p>R<text:span text:style-name="T1">6</text:span></text:p>
          </draw:text-box>
        </draw:frame>
        <draw:custom-shape draw:style-name="gr17" draw:text-style-name="P7" draw:layer="layout" svg:width="0.181cm" svg:height="0.198cm" svg:x="5.518cm" svg:y="4.3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7" xml:id="id9" draw:id="id9" draw:layer="layout" svg:width="0.18cm" svg:height="0.199cm" svg:x="8.982cm" svg:y="4.3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7" draw:layer="layout" svg:width="0.181cm" svg:height="0.199cm" svg:x="5.518cm" svg:y="7.5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7" draw:layer="layout" svg:width="0.181cm" svg:height="0.199cm" svg:x="5.518cm" svg:y="1.3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7" xml:id="id13" draw:id="id13" draw:layer="layout" svg:width="0.18cm" svg:height="0.199cm" svg:x="1.672cm" svg:y="4.3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1" draw:layer="layout" svg:width="1.202cm" svg:height="2.702cm" svg:x="4.503cm" svg:y="1.837cm">
          <draw:text-box>
            <text:p>+</text:p>
            <text:p>V<text:span text:style-name="T1">b</text:span></text:p>
            <text:p>-</text:p>
          </draw:text-box>
        </draw:frame>
        <draw:line draw:style-name="gr19" draw:text-style-name="P8" draw:layer="layout" svg:x1="2.269cm" svg:y1="5.361cm" svg:x2="2.269cm" svg:y2="6.813cm">
          <text:p/>
        </draw:line>
        <draw:frame draw:style-name="gr20" draw:text-style-name="P9" draw:layer="layout" svg:width="1.414cm" svg:height="1.405cm" svg:x="2.272cm" svg:y="5.239cm">
          <draw:text-box>
            <text:p><text:span text:style-name="T5">I</text:span><text:span text:style-name="T6">d</text:span></text:p>
          </draw:text-box>
        </draw:frame>
        <draw:g xml:id="id4" draw:id="id4">
          <draw:line draw:style-name="gr21" draw:text-style-name="P8" draw:layer="layout" svg:x1="9.059cm" svg:y1="5.312cm" svg:x2="9.059cm" svg:y2="5.754cm">
            <text:p/>
          </draw:line>
          <draw:line draw:style-name="gr21" draw:text-style-name="P8" draw:layer="layout" svg:x1="8.473cm" svg:y1="5.758cm" svg:x2="9.643cm" svg:y2="5.758cm">
            <text:p/>
          </draw:line>
          <draw:line draw:style-name="gr21" draw:text-style-name="P8" draw:layer="layout" svg:x1="8.474cm" svg:y1="6.202cm" svg:x2="9.644cm" svg:y2="6.202cm">
            <text:p/>
          </draw:line>
          <draw:line draw:style-name="gr21" draw:text-style-name="P8" draw:layer="layout" svg:x1="9.059cm" svg:y1="6.199cm" svg:x2="9.059cm" svg:y2="6.641cm">
            <text:p/>
          </draw:line>
        </draw:g>
        <draw:line draw:style-name="gr19" draw:text-style-name="P8" draw:layer="layout" svg:x1="9.879cm" svg:y1="5.325cm" svg:x2="9.879cm" svg:y2="6.777cm">
          <text:p/>
        </draw:line>
        <draw:frame draw:style-name="gr22" draw:text-style-name="P1" draw:layer="layout" svg:width="1.021cm" svg:height="1.024cm" svg:x="7.576cm" svg:y="5.526cm">
          <draw:text-box>
            <text:p>C</text:p>
          </draw:text-box>
        </draw:frame>
        <draw:g>
          <draw:line draw:style-name="gr23" draw:text-style-name="P8" draw:layer="layout" svg:x1="1.134cm" svg:y1="4.763cm" svg:x2="0.249cm" svg:y2="4.771cm">
            <text:p/>
          </draw:line>
          <draw:line draw:style-name="gr23" draw:text-style-name="P8" draw:layer="layout" svg:x1="1.135cm" svg:y1="4.758cm" svg:x2="0.25cm" svg:y2="4.766cm">
            <text:p/>
          </draw:line>
          <draw:line draw:style-name="gr23" draw:text-style-name="P8" draw:layer="layout" svg:x1="0.491cm" svg:y1="4.94cm" svg:x2="0.931cm" svg:y2="4.94cm">
            <text:p/>
          </draw:line>
          <draw:line draw:style-name="gr23" draw:text-style-name="P8" draw:layer="layout" svg:x1="0.609cm" svg:y1="5.093cm" svg:x2="0.821cm" svg:y2="5.093cm">
            <text:p/>
          </draw:line>
          <draw:line draw:style-name="gr23" draw:text-style-name="P8" draw:layer="layout" svg:x1="0.703cm" svg:y1="4.752cm" svg:x2="0.707cm" svg:y2="4.359cm">
            <text:p/>
          </draw:line>
        </draw:g>
        <draw:connector draw:style-name="gr24" draw:text-style-name="P7" draw:layer="layout" draw:line-skew="-0.256cm" svg:x1="1.672cm" svg:y1="4.487cm" svg:x2="0.693cm" svg:y2="4.562cm" draw:start-shape="id13" draw:start-glue-point="6" svg:d="M1672 4487h-996v75h17" svg:viewBox="0 0 997 76">
          <text:p/>
        </draw:connector>
        <draw:frame draw:style-name="gr25" draw:text-style-name="P1" draw:layer="layout" svg:width="0.853cm" svg:height="0.962cm" svg:x="1.112cm" svg:y="0.599cm">
          <draw:text-box>
            <text:p>1</text:p>
          </draw:text-box>
        </draw:frame>
        <draw:frame draw:style-name="gr26" draw:text-style-name="P1" draw:layer="layout" svg:width="0.853cm" svg:height="1.157cm" svg:x="4.957cm" svg:y="0.559cm">
          <draw:text-box>
            <text:p>2</text:p>
          </draw:text-box>
        </draw:frame>
        <draw:frame draw:style-name="gr25" draw:text-style-name="P1" draw:layer="layout" svg:width="0.853cm" svg:height="0.962cm" svg:x="8.322cm" svg:y="1.274cm">
          <draw:text-box>
            <text:p>3</text:p>
          </draw:text-box>
        </draw:frame>
        <draw:frame draw:style-name="gr27" draw:text-style-name="P1" draw:layer="layout" svg:width="0.909cm" svg:height="1.025cm" svg:x="5.466cm" svg:y="3.66cm">
          <draw:text-box>
            <text:p>5</text:p>
          </draw:text-box>
        </draw:frame>
        <draw:custom-shape draw:style-name="gr17" draw:text-style-name="P7" draw:layer="layout" svg:width="0.18cm" svg:height="0.199cm" svg:x="1.697cm" svg:y="7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8" draw:text-style-name="P1" draw:layer="layout" svg:width="0.908cm" svg:height="1.025cm" svg:x="1.543cm" svg:y="7.649cm">
          <draw:text-box>
            <text:p>7</text:p>
          </draw:text-box>
        </draw:frame>
        <draw:frame draw:style-name="gr28" draw:text-style-name="P1" draw:layer="layout" svg:width="0.908cm" svg:height="1.025cm" svg:x="5.034cm" svg:y="7.791cm">
          <draw:text-box>
            <text:p>8</text:p>
          </draw:text-box>
        </draw:frame>
        <draw:frame draw:style-name="gr27" draw:text-style-name="P1" draw:layer="layout" svg:width="0.909cm" svg:height="1.025cm" svg:x="9.086cm" svg:y="4.108cm">
          <draw:text-box>
            <text:p>6</text:p>
          </draw:text-box>
        </draw:frame>
        <draw:custom-shape draw:style-name="gr17" draw:text-style-name="P7" draw:layer="layout" svg:width="0.18cm" svg:height="0.199cm" svg:x="1.697cm" svg:y="1.3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7" draw:layer="layout" svg:width="0.18cm" svg:height="0.199cm" svg:x="9.072cm" svg:y="1.4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9T17:50:17.343359230</dc:date>
    <meta:editing-duration>PT20M25S</meta:editing-duration>
    <meta:editing-cycles>4</meta:editing-cycles>
    <meta:generator>LibreOffice/6.4.6.2$Linux_X86_64 LibreOffice_project/40$Build-2</meta:generator>
    <meta:document-statistic meta:object-count="69"/>
  </office:meta>
</office:document-meta>
</file>